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2" fo:font-size="12pt" officeooo:paragraph-rsid="00442a2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2" fo:font-size="11pt" officeooo:paragraph-rsid="00442a27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2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2" fo:font-size="10.5pt" officeooo:paragraph-rsid="00444b31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officeooo:paragraph-rsid="00444b31" style:font-size-asian="10.5pt" style:font-size-complex="10.5pt"/>
    </style:style>
    <style:style style:name="P9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92091" officeooo:paragraph-rsid="00442a27" style:font-size-asian="14pt" style:font-size-complex="14pt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style:text-underline-style="none" officeooo:rsid="00292091" officeooo:paragraph-rsid="00442a27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 fo:font-size="10.5pt" officeooo:paragraph-rsid="00236e40" style:font-size-asian="10.5pt" style:font-size-complex="10.5pt"/>
    </style:style>
    <style:style style:name="P12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2" fo:font-size="10.5pt" officeooo:paragraph-rsid="003c08e0" style:font-size-asian="10.5pt" style:font-size-complex="10.5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2" fo:font-size="10.5pt" officeooo:paragraph-rsid="003e40b4" style:font-size-asian="10.5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442a27" style:font-size-asian="10pt" style:font-size-complex="10pt"/>
    </style:style>
    <style:style style:name="P15" style:family="paragraph" style:parent-style-name="UrbanTitle">
      <style:text-properties fo:font-size="14pt" style:text-underline-style="none" officeooo:rsid="00292091" officeooo:paragraph-rsid="00292091" style:font-size-asian="14pt" style:font-size-complex="14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2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style:font-name="Arial2" fo:language="fr" fo:country="BE" officeooo:rsid="001beed8" style:font-name-complex="Arial2"/>
    </style:style>
    <style:style style:name="T6" style:family="text">
      <style:text-properties style:font-name="Arial2" fo:language="fr" fo:country="BE" officeooo:rsid="001beed8" fo:background-color="transparent" loext:char-shading-value="0" style:font-name-complex="Arial2"/>
    </style:style>
    <style:style style:name="T7" style:family="text">
      <style:text-properties officeooo:rsid="0032db18"/>
    </style:style>
    <style:style style:name="T8" style:family="text">
      <style:text-properties fo:language="fr" fo:country="BE" style:font-name-complex="Arial2"/>
    </style:style>
    <style:style style:name="T9" style:family="text">
      <style:text-properties fo:language="fr" fo:country="BE" officeooo:rsid="00236e40" style:font-name-complex="Arial2"/>
    </style:style>
    <style:style style:name="T10" style:family="text">
      <style:text-properties fo:language="fr" fo:country="BE" officeooo:rsid="002d22d9" style:font-name-complex="Arial2"/>
    </style:style>
    <style:style style:name="T11" style:family="text">
      <style:text-properties fo:language="fr" fo:country="BE" officeooo:rsid="0032db18" style:font-name-complex="Arial2"/>
    </style:style>
    <style:style style:name="T12" style:family="text">
      <style:text-properties fo:language="fr" fo:country="BE" fo:background-color="transparent" loext:char-shading-value="0" style:font-name-complex="Arial2"/>
    </style:style>
    <style:style style:name="T13" style:family="text">
      <style:text-properties fo:language="fr" fo:country="BE" officeooo:rsid="00236e40" fo:background-color="transparent" loext:char-shading-value="0" style:font-name-complex="Arial2"/>
    </style:style>
    <style:style style:name="T14" style:family="text">
      <style:text-properties fo:language="fr" fo:country="BE" officeooo:rsid="0032db18" fo:background-color="transparent" loext:char-shading-value="0" style:font-name-complex="Arial2"/>
    </style:style>
    <style:style style:name="T15" style:family="text">
      <style:text-properties fo:language="fr" fo:country="BE" officeooo:rsid="002d22d9" fo:background-color="transparent" loext:char-shading-value="0" style:font-name-complex="Arial2"/>
    </style:style>
    <style:style style:name="T16" style:family="text">
      <style:text-properties fo:language="fr" fo:country="BE" officeooo:rsid="0023e221" fo:background-color="transparent" loext:char-shading-value="0" style:font-name-complex="Arial2"/>
    </style:style>
    <style:style style:name="T17" style:family="text">
      <style:text-properties fo:language="fr" fo:country="BE" officeooo:rsid="0033fd4c" fo:background-color="transparent" loext:char-shading-value="0" style:font-name-complex="Arial2"/>
    </style:style>
    <style:style style:name="T18" style:family="text">
      <style:text-properties fo:language="fr" fo:country="BE" officeooo:rsid="00347b4e" fo:background-color="transparent" loext:char-shading-value="0" style:font-name-complex="Arial2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3" style:family="text">
      <style:text-properties style:font-name="arial" fo:font-style="normal" style:text-underline-style="none" fo:font-weight="normal" officeooo:rsid="0084aa93" style:font-style-asian="normal" style:font-weight-asian="normal" style:font-name-complex="Arial2" style:font-style-complex="normal" style:font-weight-complex="normal"/>
    </style:style>
    <style:style style:name="T24" style:family="text">
      <style:text-properties officeooo:rsid="0047abda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"><text:span text:style-name="T21"><text:conditional-text text:condition="ooow:&quot;view.do_mailing()&quot;" text:string-value-if-true="&quot;mailed_data.getSignaletic()&quot;" text:string-value-if-false="">mailed_data.getSignaletic()</text:conditional-text></text:span><text:span text:style-name="T22"><text:s/></text:span><text:span text:style-name="T21"><text:conditional-text text:condition="ooow:&quot;view.do_mailing()&quot;" text:string-value-if-true="&quot;None&quot;" text:string-value-if-false="">None</text:conditional-text></text:span><text:span text:style-name="T22"><text:s/></text:span><text:span text:style-name="T21"><text:conditional-text text:condition="ooow:&quot;view.do_mailing()&quot;" text:string-value-if-true="&quot;None&quot;" text:string-value-if-false="">None</text:conditional-text></text:span><text:span text:style-name="T22"><text:line-break/></text:span><text:span text:style-name="T21"><text:conditional-text text:condition="ooow:&quot;view.do_mailing()&quot;" text:string-value-if-true="&quot;mailed_data.street&quot;" text:string-value-if-false="">mailed_data.street</text:conditional-text></text:span><text:span text:style-name="T21">, </text:span><text:span text:style-name="T21"><text:conditional-text text:condition="ooow:&quot;view.do_mailing()&quot;" text:string-value-if-true="&quot;mailed_data.number&quot;" text:string-value-if-false="">mailed_data.number</text:conditional-text></text:span><text:span text:style-name="T22"><text:line-break/></text:span><text:span text:style-name="T21"><text:conditional-text text:condition="ooow:&quot;view.do_mailing()&quot;" text:string-value-if-true="&quot;mailed_data.zipcode&quot;" text:string-value-if-false="">mailed_data.zipcode</text:conditional-text></text:span><text:span text:style-name="T21"> </text:span><text:span text:style-name="T2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5">Transmis dossier <text:span text:style-name="T24">au Fonctionnaire des Implantations Commerciales</text:span></text:p>
      <text:p text:style-name="P3"/>
      <text:p text:style-name="P16"/>
      <text:p text:style-name="P4"/>
      <text:p text:style-name="P5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span text:style-name="T23"><text:tab/></text:span>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</text:span></text:p>
      <text:p text:style-name="P4"/>
      <text:p text:style-name="P12"><text:span text:style-name="T9">Nous avons</text:span><text:span text:style-name="T8"> l’honneur de vous informer que votre deman</text:span><text:span text:style-name="T12">de de </text:span><text:span text:style-name="T13">permis </text:span><text:span text:style-name="T14">intégré</text:span><text:span text:style-name="T12"> a été</text:span><text:span text:style-name="T8"> </text:span><text:span text:style-name="T10">transmise le </text:span><text:span text:style-name="T11"><text:text-input text:description="">licence_view.format_date(self.getLastDeposit().getTransmitDate())</text:text-input></text:span><text:span text:style-name="T10"><text:s/></text:span><text:span text:style-name="T14">au Fonctionnaire des implantations commerciales </text:span><text:span text:style-name="T12">du Service Public de Wallonie.</text:span></text:p>
      <text:p text:style-name="P12"><text:span text:style-name="T6"/></text:p>
      <text:p text:style-name="P11"><text:span text:style-name="T13">Conformément au </text:span><text:span text:style-name="T14">décret du 5 février 2015 relatif aux implantations commerciales </text:span><text:span text:style-name="T13">et à</text:span><text:span text:style-name="T12"> titre d’information, le</text:span><text:span text:style-name="T14"> Fonctionnaire </text:span><text:span text:style-name="T12">dispose d’un délai de 20 jours, à dater du jour o</text:span><text:span text:style-name="T14">ù</text:span><text:span text:style-name="T12"> il reçoit ladite demande pour statuer sur </text:span><text:span text:style-name="T14">le</text:span><text:span text:style-name="T12"> caractère</text:span><text:span text:style-name="T14"> complet et recevable </text:span><text:span text:style-name="T12">de celle-ci. </text:span><text:span text:style-name="T17">Si ce délai est dépassé, votre dossier </text:span><text:span text:style-name="T18">sera</text:span><text:span text:style-name="T17"> considéré comme complet et recevable.</text:span></text:p>
      <text:p text:style-name="P6"/>
      <text:p text:style-name="P7"><text:tab/><text:span text:style-name="T23">Demeurant à votre disposition, nous vous prions d'agréer, </text:span>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3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2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2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2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2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05:36.418873379</dc:date>
    <dc:language>fr-FR</dc:language>
    <meta:editing-cycles>92</meta:editing-cycles>
    <meta:editing-duration>P1DT8H3M26S</meta:editing-duration>
    <meta:document-statistic meta:table-count="1" meta:image-count="0" meta:object-count="0" meta:page-count="1" meta:paragraph-count="15" meta:word-count="159" meta:character-count="1370" meta:non-whitespace-character-count="1243"/>
    <meta:user-defined meta:name="Info 1"/>
    <meta:user-defined meta:name="Info 2"/>
    <meta:user-defined meta:name="Info 3"/>
    <meta:user-defined meta:name="Info 4"/>
  </office:meta>
</office:document-meta>
</file>